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color="#0000ff" fo:font-style="italic" style:text-underline-style="solid" style:text-underline-width="auto" style:text-underline-color="font-color" style:font-style-asian="italic" style:font-style-complex="italic"/>
    </style:style>
    <style:style style:name="P2" style:family="paragraph" style:parent-style-name="Text_20_body">
      <style:text-properties fo:color="#000000" fo:font-size="16pt" fo:font-style="normal" style:text-underline-style="none" officeooo:rsid="000508b0" officeooo:paragraph-rsid="000508b0" style:font-size-asian="14pt" style:font-style-asian="normal" style:font-size-complex="16pt" style:font-style-complex="normal"/>
    </style:style>
    <style:style style:name="P3" style:family="paragraph" style:parent-style-name="Text_20_body">
      <style:text-properties fo:color="#000000" fo:font-size="16pt" fo:font-style="normal" style:text-underline-style="none" officeooo:rsid="00062295" officeooo:paragraph-rsid="00062295" style:font-size-asian="14pt" style:font-style-asian="normal" style:font-size-complex="16pt" style:font-style-complex="normal"/>
    </style:style>
    <style:style style:name="P4" style:family="paragraph" style:parent-style-name="Text_20_body">
      <style:text-properties fo:color="#000000" fo:font-size="16pt" fo:font-style="normal" style:text-underline-style="none" officeooo:rsid="0007e57d" officeooo:paragraph-rsid="0007e57d" style:font-size-asian="14pt" style:font-style-asian="normal" style:font-size-complex="16pt" style:font-style-complex="normal"/>
    </style:style>
    <style:style style:name="P5" style:family="paragraph" style:parent-style-name="Text_20_body">
      <style:text-properties fo:color="#000000" fo:font-size="16pt" fo:font-style="normal" style:text-underline-style="none" officeooo:rsid="0009a234" officeooo:paragraph-rsid="0009a234" style:font-size-asian="14pt" style:font-style-asian="normal" style:font-size-complex="16pt" style:font-style-complex="normal"/>
    </style:style>
    <style:style style:name="P6" style:family="paragraph" style:parent-style-name="Title">
      <style:text-properties fo:color="#0000ff" fo:font-style="italic" style:text-underline-style="solid" style:text-underline-width="auto" style:text-underline-color="font-color" style:font-style-asian="italic" style:font-style-complex="italic"/>
    </style:style>
    <style:style style:name="P7" style:family="paragraph" style:parent-style-name="Text_20_body" style:list-style-name="L1">
      <style:text-properties fo:color="#000000" fo:font-size="16pt" fo:font-style="normal" style:text-underline-style="none" officeooo:rsid="000508b0" officeooo:paragraph-rsid="000508b0" style:font-size-asian="14pt" style:font-style-asian="normal" style:font-size-complex="16pt" style:font-style-complex="normal"/>
    </style:style>
    <style:style style:name="P8" style:family="paragraph" style:parent-style-name="Text_20_body" style:list-style-name="L2">
      <style:text-properties fo:color="#000000" fo:font-size="16pt" fo:font-style="normal" style:text-underline-style="none" officeooo:rsid="000508b0" officeooo:paragraph-rsid="000508b0" style:font-size-asian="14pt" style:font-style-asian="normal" style:font-size-complex="16pt" style:font-style-complex="normal"/>
    </style:style>
    <style:style style:name="P9" style:family="paragraph" style:parent-style-name="Text_20_body" style:list-style-name="L3">
      <style:text-properties fo:color="#000000" fo:font-size="16pt" fo:font-style="normal" style:text-underline-style="none" officeooo:rsid="0007e57d" officeooo:paragraph-rsid="0007e57d" style:font-size-asian="14pt" style:font-style-asian="normal" style:font-size-complex="16pt" style:font-style-complex="normal"/>
    </style:style>
    <style:style style:name="P10" style:family="paragraph" style:parent-style-name="Text_20_body" style:list-style-name="L3">
      <style:text-properties fo:color="#000000" fo:font-size="16pt" fo:font-style="normal" style:text-underline-style="none" officeooo:rsid="0007e57d" officeooo:paragraph-rsid="0009a234" style:font-size-asian="14pt" style:font-style-asian="normal" style:font-size-complex="16pt" style:font-style-complex="normal"/>
    </style:style>
    <style:style style:name="P11" style:family="paragraph" style:parent-style-name="Text_20_body" style:list-style-name="L4">
      <style:text-properties fo:color="#000000" fo:font-size="16pt" fo:font-style="normal" style:text-underline-style="none" officeooo:rsid="0009a234" officeooo:paragraph-rsid="0009a234" style:font-size-asian="14pt" style:font-style-asian="normal" style:font-size-complex="16pt" style:font-style-complex="normal"/>
    </style:style>
    <style:style style:name="P12" style:family="paragraph" style:parent-style-name="Text_20_body" style:list-style-name="L5">
      <style:text-properties fo:color="#000000" fo:font-size="16pt" fo:font-style="normal" style:text-underline-style="none" officeooo:rsid="0009a234" officeooo:paragraph-rsid="0009a234" style:font-size-asian="14pt" style:font-style-asian="normal" style:font-size-complex="16pt" style:font-style-complex="normal"/>
    </style:style>
    <style:style style:name="P13" style:family="paragraph" style:parent-style-name="Text_20_body" style:list-style-name="L5">
      <style:text-properties fo:color="#000000" fo:font-size="16pt" fo:font-style="normal" style:text-underline-style="none" officeooo:rsid="0009a234" officeooo:paragraph-rsid="000e47df" style:font-size-asian="14pt" style:font-style-asian="normal" style:font-size-complex="16pt" style:font-style-complex="normal"/>
    </style:style>
    <style:style style:name="P14" style:family="paragraph" style:parent-style-name="Text_20_body" style:list-style-name="L1">
      <style:text-properties fo:color="#000000" fo:font-size="16pt" fo:font-style="normal" style:text-underline-style="none" officeooo:rsid="000a24f9" officeooo:paragraph-rsid="000a24f9" style:font-size-asian="14pt" style:font-style-asian="normal" style:font-size-complex="16pt" style:font-style-complex="normal"/>
    </style:style>
    <style:style style:name="P15" style:family="paragraph" style:parent-style-name="Text_20_body">
      <style:text-properties fo:color="#000000" fo:font-size="16pt" fo:font-style="normal" style:text-underline-style="none" officeooo:rsid="000af288" officeooo:paragraph-rsid="000af288" style:font-size-asian="14pt" style:font-style-asian="normal" style:font-size-complex="16pt" style:font-style-complex="normal"/>
    </style:style>
    <style:style style:name="P16" style:family="paragraph" style:parent-style-name="Text_20_body" style:list-style-name="L4">
      <style:text-properties fo:color="#000000" fo:font-size="16pt" fo:font-style="normal" style:text-underline-style="none" officeooo:rsid="000c344d" officeooo:paragraph-rsid="000c344d" style:font-size-asian="14pt" style:font-style-asian="normal" style:font-size-complex="16pt" style:font-style-complex="normal"/>
    </style:style>
    <style:style style:name="T1" style:family="text">
      <style:text-properties officeooo:rsid="0009a234"/>
    </style:style>
    <style:style style:name="T2" style:family="text">
      <style:text-properties officeooo:rsid="000a10c6"/>
    </style:style>
    <style:style style:name="T3" style:family="text">
      <style:text-properties officeooo:rsid="000a24f9"/>
    </style:style>
    <style:style style:name="T4" style:family="text">
      <style:text-properties officeooo:rsid="000af288"/>
    </style:style>
    <style:style style:name="T5" style:family="text">
      <style:text-properties officeooo:rsid="000c543e"/>
    </style:style>
    <style:style style:name="T6" style:family="text">
      <style:text-properties officeooo:rsid="000e47d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WHO'S IN?</text:p>
      <text:p text:style-name="P1"/>
      <text:p text:style-name="P2">-The problem:</text:p>
      <text:list xml:id="list1939542822838456896" text:style-name="L1">
        <text:list-item>
          <text:p text:style-name="P7">People not finding enough partners to share their hobbies with or <text:span text:style-name="T3">no partners at all</text:span>.</text:p>
        </text:list-item>
        <text:list-item>
          <text:p text:style-name="P7">People fac<text:span text:style-name="T3">e </text:span>boredom or loneliness <text:span text:style-name="T3">often due to lack of activities.</text:span></text:p>
        </text:list-item>
        <text:list-item>
          <text:p text:style-name="P14">Many hobbies don't have enough events.</text:p>
        </text:list-item>
      </text:list>
      <text:p text:style-name="P2">-The solution:</text:p>
      <text:p text:style-name="P2"><text:s text:c="3"/><text:span text:style-name="T2">An app that connects between people with mutual hobbies by assisting them to create events for the hobbies they love. A user connects to Who's In, creates an event for their hobby or joins an event someone already made for their hobby. Our idea is use social media to organize events for the things people love.</text:span></text:p>
      <text:p text:style-name="P2">-The target market:</text:p>
      <text:list xml:id="list6340559674861448794" text:style-name="L2">
        <text:list-item>
          <text:p text:style-name="P8">Smart phone users</text:p>
        </text:list-item>
        <text:list-item>
          <text:p text:style-name="P8">Between the ages 13 and 55</text:p>
        </text:list-item>
      </text:list>
      <text:p text:style-name="P15">We expect the average user to be a person with not enough partners for their hobbies or enough events for their hobbies. Our users will have to be outgoing enough to be willing to attempt a event with people who they have never before who share their hobbies.</text:p>
      <text:p text:style-name="P3">-The <text:span text:style-name="T4">competition</text:span>:</text:p>
      <text:p text:style-name="P3"><text:s text:c="3"/>*Direct:</text:p>
      <text:list xml:id="list8501822289879218472" text:style-name="L3">
        <text:list-item>
          <text:p text:style-name="P9">Forums</text:p>
        </text:list-item>
        <text:list-item>
          <text:p text:style-name="P9">CountMeIn</text:p>
        </text:list-item>
        <text:list-item>
          <text:p text:style-name="P10">MeetUp; <text:s/>the world's largest network of local groups. Meetup makes it easy for anyone to organize a local group or find one of the <text:soft-page-break/>thousands already meeting up face-to-face. More than 9,000 groups get together in local communities each day, each one with the goal of improving themselves or their communities. “<text:span text:style-name="T1">Meetup with others and share your love of hobbies!”</text:span></text:p>
        </text:list-item>
      </text:list>
      <text:p text:style-name="P4"/>
      <text:p text:style-name="P4"><text:s text:c="2"/>*<text:span text:style-name="T1">Indirect:</text:span></text:p>
      <text:list xml:id="list5954330808961686775" text:style-name="L4">
        <text:list-item>
          <text:p text:style-name="P11">Facebook; People can organize groups for going out together/meeting up or sharing your hobbies together.</text:p>
        </text:list-item>
        <text:list-item>
          <text:p text:style-name="P16">Google Calendar; create an event and email it to all your friends.</text:p>
        </text:list-item>
      </text:list>
      <text:p text:style-name="P5">-The team:</text:p>
      <text:list xml:id="list4783534428726375193" text:style-name="L5">
        <text:list-item>
          <text:p text:style-name="P12">Jennifer Broude; <text:span text:style-name="T5">learns in Christ Church Episcopal school, specializes in Physics and Computer Science. </text:span>A programmer, a helping CEO</text:p>
        </text:list-item>
        <text:list-item>
          <text:p text:style-name="P12">Shahd Nara; <text:span text:style-name="T6">learns in Saint Joseph school, specializes in Physics and Computer Science.</text:span> A programmer</text:p>
        </text:list-item>
        <text:list-item>
          <text:p text:style-name="P12">Ofec Manor; <text:span text:style-name="T6">learns in Wizo Nahalal Agricultural school, specializes in Physic and Robotics.</text:span> A presenter, the CEO</text:p>
        </text:list-item>
        <text:list-item>
          <text:p text:style-name="P13">Miko Minachem; <text:span text:style-name="T6">learns in Wizo Nahalal Agricultural school, specializes in </text:span><text:s/>Marketing</text:p>
        </text:list-item>
        <text:list-item>
          <text:p text:style-name="P12">Jiana Abu Nassar; <text:span text:style-name="T6">learns in Nazareth Baptist school, specializes in Physics and Electronics.</text:span> Marketing</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5T18:00:49.752062714</meta:creation-date>
    <dc:date>2015-04-16T18:28:14.087246260</dc:date>
    <meta:editing-duration>PT49M52S</meta:editing-duration>
    <meta:editing-cycles>5</meta:editing-cycles>
    <meta:generator>LibreOffice/4.2.4.2$Linux_X86_64 LibreOffice_project/420m0$Build-2</meta:generator>
    <meta:document-statistic meta:table-count="0" meta:image-count="0" meta:object-count="0" meta:page-count="2" meta:paragraph-count="25" meta:word-count="340" meta:character-count="2001" meta:non-whitespace-character-count="1691"/>
  </office:meta>
</office:document-meta>
</file>